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10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Max Amplitude/V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0</text:p>
          </table:table-cell>
          <table:table-cell/>
          <table:table-cell table:formula="of:=STDEV([.B2:.B18])" office:value-type="float" office:value="0.0148892973800173" calcext:value-type="float">
            <text:p>0.0148892973800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.040</text:p>
          </table:table-cell>
          <table:table-cell/>
          <table:table-cell table:formula="of:=AVERAGE([.B2:.B18])" office:value-type="float" office:value="1.05176470588235" calcext:value-type="float">
            <text:p>1.0517647058823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65" calcext:value-type="float">
            <text:p>1.06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25" calcext:value-type="float">
            <text:p>1.02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5" calcext:value-type="float">
            <text:p>1.05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5" calcext:value-type="float">
            <text:p>1.055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7" calcext:value-type="float">
            <text:p>1.07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8" calcext:value-type="float">
            <text:p>1.08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5" calcext:value-type="float">
            <text:p>1.05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5" calcext:value-type="float">
            <text:p>1.05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7" calcext:value-type="float">
            <text:p>1.07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55" calcext:value-type="float">
            <text:p>1.05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25" calcext:value-type="float">
            <text:p>1.02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4" calcext:value-type="float">
            <text:p>1.040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00-00-00</text:date>, <text:time style:data-style-name="N2" text:time-value="13:30:04.68936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3:30:05.488496980</meta:creation-date>
    <dc:title>Noto Sans</dc:title>
    <meta:editing-duration>PT1H19M7S</meta:editing-duration>
    <meta:editing-cycles>3</meta:editing-cycles>
    <meta:generator>LibreOffice/6.4.5.2$Linux_X86_64 LibreOffice_project/40$Build-2</meta:generator>
    <meta:initial-creator>Yudong Sun</meta:initial-creator>
    <dc:date>2020-08-18T17:10:24.294467532</dc:date>
    <dc:creator>Yudong Sun</dc:creator>
    <meta:document-statistic meta:table-count="2" meta:cell-count="38" meta:object-count="0"/>
    <meta:template xlink:type="simple" xlink:actuate="onRequest" xlink:title="Noto Sans" xlink:href="../../../../../../../../../home/sunyudong/Templates/Noto%20Sans1.ots" meta:date="2020-08-18T13:30:04.743704693"/>
  </office:meta>
</office:document-meta>
</file>